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>04/01/2016:</text:p>
      <text:p text:style-name="P2"><text:tab/>- Découverte du framework (Equipe)</text:p>
      <text:p text:style-name="P2"><text:tab/>- Factorisation de codes dans la création de polygone : <text:span text:style-name="T2">IntersectTools.java (Aymeric, Charles, Kevin)</text:span></text:p>
      <text:p text:style-name="P2"><text:tab/>- Instanceof dans <text:span text:style-name="T2">GameUniverseDefaultImpl.java</text:span><text:s/>(tentative) (Jérémy, Pierre)</text:p>
      <text:p text:style-name="P2"><text:tab/>- Création du journal de bord (Equipe)</text:p>
      <text:p text:style-name="P2"/>
      <text:p text:style-name="P2">05/01/2016: </text:p>
      <text:p text:style-name="P2"><text:tab/>- Suppression duplication reverseParameters qui ressemble à la méthode applySpecificOverlapRule(tentative envoi pull request) (Aymeric)</text:p>
      <text:p text:style-name="P2"><text:tab/>- Recherche icônes à utiliser pour notre jeu (Equipe)</text:p>
      <text:p text:style-name="P2"><text:tab/>- Début d’écriture du code pour la fenêtre graphique pour notre projet de jeu Bomberman (Charles,Kévin,Jérémy,Pierre)</text:p>
      <text:p text:style-name="P2"><text:tab/>- Finalisation fenêtre graphique pour notre jeu (Kévin)</text:p>
      <text:p text:style-name="P2"><text:tab/>- Adaptation des icônes en format .gif avec fond en transparence (Kévin)</text:p>
      <text:p text:style-name="P2"><text:tab/>- Première implementation de la classe Player (Charles)</text:p>
      <text:p text:style-name="P2"><text:tab/>- Suppression de l’instance of dans les fonctions addOverlappable et removeOverlappable (tentative envoie pull request) (Jérémy)</text:p>
      <text:p text:style-name="P2"/>
      <text:p text:style-name="P2">06/01/2016: </text:p>
      <text:p text:style-name="P2"><text:tab/>- Création d’un héritage de tests pour le test de la classe MoveStrategyKeybord (tentative envoie de pull request)(Aymeric)</text:p>
      <text:p text:style-name="P2"><text:tab/>- Création de tests pour les méthodes getDriver et setSpeedVector de la classe GameMovable (tentative envoie de pull request) (Charles)</text:p>
      <text:p text:style-name="P2"/>
      <text:p text:style-name="P2">07/01/2016:</text:p>
      <text:p text:style-name="P2"><text:tab/>- Amélioration et création de tests (utilisation des getters et verifications lors de la création d’objets) pour la classe GameConfiguration (tentative envoie pull request)(Charles)</text:p>
      <text:p text:style-name="P2"><text:tab/>- Corrections des pull request envoyés (Aymeric,Charles,Jérémy).</text:p>
      <text:p text:style-name="P1"/>
      <text:p text:style-name="P1"><text:span text:style-name="T1">Contributions:</text:span></text:p>
      <text:p text:style-name="P1"/>
      <text:p text:style-name="P1"/>
      <text:p text:style-name="P1"><text:span text:style-name="T1">Apprentissages:</text:span></text:p>
      <text:p text:style-name="P1"/>
      <text:p text:style-name="P2">04/01/2016:</text:p>
      <text:p text:style-name="P2"><text:tab/>- Utilisation de GitHub pour la mise à jour du travail, l’envoie de pull requests…</text:p>
      <text:p text:style-name="P2"><text:tab/>- Installation proxy pour Maven, et utilisation de ce dernier.</text:p>
      <text:p text:style-name="P2">06/01/2016:</text:p>
      <text:p text:style-name="P2"><text:tab/>- Envoyer un commit sur une pull request déjà existante.</text:p>
      <text:p text:style-name="P2">07/01/2016:</text:p>
      <text:p text:style-name="P2"><text:tab/>- Fusionner 2 ou plusieurs commits sur GitHub.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<text:tab/>-Envoie d’une pull request sur la factorisation de codes dans la création de polygone (Acceptée). </text:p>
      <text:p text:style-name="P2">05/01/2016:</text:p>
      <text:p text:style-name="P2"><text:tab/>-Envoie d’une pull request sur la suppression de duplication reverseParameters qui ressemble à la méthode applySpecificOverlapRule (Acceptée)</text:p>
      <text:p text:style-name="P2"><text:tab/>-Envoie d’une pull request sur l’instance of dans les fonctions addOverlappable et removeOverlappable (En cours)</text:p>
      <text:p text:style-name="P2">06/01/2016: </text:p>
      <text:p text:style-name="P2"><text:tab/>-Envoie d’une pull request sur l’arborescence de tests dans la classe MoveStrategyKeyboard (En cours)</text:p>
      <text:p text:style-name="P2"><text:tab/>-Envoie d’une pull request sur la création de tests dans la classe GameMovable (Acceptée)</text:p>
      <text:p text:style-name="P2">07/01/2016:</text:p>
      <text:p text:style-name="P2"><text:tab/>-Envoie d’une pull request sur l’amélioration et la création de tests dans la classe GameConfiguration (En cours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